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818a" officeooo:paragraph-rsid="001d818a"/>
    </style:style>
    <style:style style:name="P2" style:family="paragraph" style:parent-style-name="Standard">
      <style:text-properties fo:font-weight="bold" officeooo:rsid="001d818a" officeooo:paragraph-rsid="001d818a" style:font-weight-asian="bold" style:font-weight-complex="bold"/>
    </style:style>
    <style:style style:name="P3" style:family="paragraph" style:parent-style-name="Standard">
      <style:text-properties fo:font-weight="normal" officeooo:rsid="001d818a" officeooo:paragraph-rsid="001d818a" style:font-weight-asian="normal" style:font-weight-complex="normal"/>
    </style:style>
    <style:style style:name="P4" style:family="paragraph" style:parent-style-name="Standard">
      <style:text-properties fo:font-weight="normal" officeooo:rsid="001e48f7" officeooo:paragraph-rsid="001e48f7" style:font-weight-asian="normal" style:font-weight-complex="normal"/>
    </style:style>
    <style:style style:name="P5" style:family="paragraph" style:parent-style-name="Standard">
      <style:text-properties fo:font-weight="normal" officeooo:rsid="001e48f7" officeooo:paragraph-rsid="001f37ff" style:font-weight-asian="normal" style:font-weight-complex="normal"/>
    </style:style>
    <style:style style:name="P6" style:family="paragraph" style:parent-style-name="Standard">
      <style:text-properties fo:font-weight="normal" officeooo:rsid="001f06dc" officeooo:paragraph-rsid="001f06dc" style:font-weight-asian="normal" style:font-weight-complex="normal"/>
    </style:style>
    <style:style style:name="P7" style:family="paragraph" style:parent-style-name="Standard">
      <style:text-properties fo:font-weight="normal" officeooo:rsid="001f2157" officeooo:paragraph-rsid="001f2157" style:font-weight-asian="normal" style:font-weight-complex="normal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fo:font-weight="normal" officeooo:rsid="001e48f7" officeooo:paragraph-rsid="001e48f7" style:font-weight-asian="normal" style:font-weight-complex="normal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fo:font-weight="normal" officeooo:rsid="001e48f7" officeooo:paragraph-rsid="001f2157" style:font-weight-asian="normal" style:font-weight-complex="normal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fo:font-weight="normal" officeooo:rsid="001e48f7" officeooo:paragraph-rsid="001f37ff" style:font-weight-asian="normal" style:font-weight-complex="normal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fo:font-weight="normal" officeooo:rsid="001f06dc" officeooo:paragraph-rsid="001f37ff" style:font-weight-asian="normal" style:font-weight-complex="normal"/>
    </style:style>
    <style:style style:name="P12" style:family="paragraph" style:parent-style-name="Standard">
      <style:paragraph-properties fo:margin-left="2.501cm" fo:margin-right="0cm" fo:text-indent="0cm" style:auto-text-indent="false"/>
      <style:text-properties fo:font-weight="normal" officeooo:rsid="001f06dc" officeooo:paragraph-rsid="001f37ff" style:font-weight-asian="normal" style:font-weight-complex="normal"/>
    </style:style>
    <style:style style:name="P13" style:family="paragraph" style:parent-style-name="Standard">
      <style:text-properties fo:font-weight="normal" officeooo:rsid="001f06dc" officeooo:paragraph-rsid="001f06dc" style:font-weight-asian="normal" style:font-weight-complex="normal"/>
    </style:style>
    <style:style style:name="P14" style:family="paragraph" style:parent-style-name="Standard">
      <style:text-properties fo:font-weight="normal" officeooo:rsid="001f2157" officeooo:paragraph-rsid="001f2157" style:font-weight-asian="normal" style:font-weight-complex="normal"/>
    </style:style>
    <style:style style:name="P15" style:family="paragraph" style:parent-style-name="Standard">
      <style:text-properties fo:font-weight="normal" officeooo:rsid="001f2157" officeooo:paragraph-rsid="0022fd4f" style:font-weight-asian="normal" style:font-weight-complex="normal"/>
    </style:style>
    <style:style style:name="P16" style:family="paragraph" style:parent-style-name="Standard">
      <style:text-properties fo:font-weight="normal" officeooo:rsid="0022fd4f" officeooo:paragraph-rsid="0022fd4f" style:font-weight-asian="normal" style:font-weight-complex="normal"/>
    </style:style>
    <style:style style:name="P17" style:family="paragraph" style:parent-style-name="Standard">
      <style:text-properties fo:font-weight="normal" officeooo:rsid="001e48f7" officeooo:paragraph-rsid="0022fd4f" style:font-weight-asian="normal" style:font-weight-complex="normal"/>
    </style:style>
    <style:style style:name="P18" style:family="paragraph" style:parent-style-name="Standard">
      <style:text-properties fo:font-weight="normal" officeooo:rsid="001e48f7" officeooo:paragraph-rsid="001f37ff" style:font-weight-asian="normal" style:font-weight-complex="normal"/>
    </style:style>
    <style:style style:name="P19" style:family="paragraph" style:parent-style-name="Standard">
      <style:text-properties fo:font-weight="normal" officeooo:rsid="001f37ff" officeooo:paragraph-rsid="001f37ff" style:font-weight-asian="normal" style:font-weight-complex="normal"/>
    </style:style>
    <style:style style:name="P20" style:family="paragraph" style:parent-style-name="Standard">
      <style:text-properties fo:font-weight="normal" officeooo:rsid="001f37ff" officeooo:paragraph-rsid="0023a5a2" style:font-weight-asian="normal" style:font-weight-complex="normal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fo:font-weight="normal" officeooo:rsid="001e48f7" officeooo:paragraph-rsid="001e48f7" style:font-weight-asian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weight="normal" officeooo:rsid="001e48f7" officeooo:paragraph-rsid="0022fd4f" style:font-weight-asian="normal" style:font-weight-complex="normal"/>
    </style:style>
    <style:style style:name="T1" style:family="text">
      <style:text-properties officeooo:rsid="001e48f7"/>
    </style:style>
    <style:style style:name="T2" style:family="text">
      <style:text-properties officeooo:rsid="001f06dc"/>
    </style:style>
    <style:style style:name="T3" style:family="text">
      <style:text-properties officeooo:rsid="001f2157"/>
    </style:style>
    <style:style style:name="T4" style:family="text">
      <style:text-properties officeooo:rsid="001f37ff"/>
    </style:style>
    <style:style style:name="T5" style:family="text">
      <style:text-properties officeooo:rsid="0022fd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alyse du problème</text:p>
      <text:p text:style-name="P2"/>
      <text:p text:style-name="P1">L'objectif de ce BE est de mettre à disposition du développeur une API de gestion de message entre tâches. Pour bénéficier de ce service, chaque tâche devra s'y abonner.</text:p>
      <text:p text:style-name="P1">Le nombre de tâches pouvant s'abonner sera borné afin de se prévenir d'une boucle infinie d'abonnement. Cette borne sera passée en paramètre de l'initialisation du service.</text:p>
      <text:p text:style-name="P1">S<text:span text:style-name="T1">i l'émetteur envoie un message à un destinataire alors que sa boîte au lettre est pleine, le gestionnaire doit s'en charger.</text:span></text:p>
      <text:p text:style-name="P1"/>
      <text:p text:style-name="P2">Etude technique</text:p>
      <text:p text:style-name="P2"/>
      <text:p text:style-name="P3">Algorithmes</text:p>
      <text:p text:style-name="P3"/>
      <text:p text:style-name="P3">initMsg(borne)</text:p>
      <text:p text:style-name="P9">vérifie si la borne est non nulle <text:span text:style-name="T4">(et prévoir un max)</text:span></text:p>
      <text:p text:style-name="P8">vérifie si un thread gestionnaire est déjà lancé <text:span text:style-name="T3">(variable globale)</text:span></text:p>
      <text:p text:style-name="P22"><text:tab/></text:p>
      <text:p text:style-name="P9">cré<text:span text:style-name="T4">é</text:span> un thread gestionnaire</text:p>
      <text:p text:style-name="P4"/>
      <text:p text:style-name="P19">threadManage()</text:p>
      <text:p text:style-name="P20"><text:tab/><text:span text:style-name="T1">initialise la liste des identifiants des threads</text:span></text:p>
      <text:p text:style-name="P11">place le statut du service sur « lancé » <text:span text:style-name="T3">(variable globale)</text:span></text:p>
      <text:p text:style-name="P12"><text:span text:style-name="T4">(</text:span>initialise une file d'attente des requêtes _ <text:span text:style-name="T4">pas nécessaire car rapide grâce thread)</text:span></text:p>
      <text:p text:style-name="P10"><text:tab/><text:span text:style-name="T3">attend requête (si il n'y en a pas wait, sinon il exécute)</text:span></text:p>
      <text:p text:style-name="P5"><text:tab/><text:tab/><text:tab/><text:span text:style-name="T3">execution requête dans un nouveau thread en fonction de la requête (avec <text:tab/><text:tab/><text:tab/>limite de nombre de thread en parallèle)</text:span></text:p>
      <text:p text:style-name="P5"><text:tab/><text:tab/><text:tab/>- <text:span text:style-name="T5">thread abo : ajoute l'identifiant dans la liste des threads</text:span></text:p>
      <text:p text:style-name="P5"/>
      <text:p text:style-name="P4">aboMsg(identifiant)</text:p>
      <text:p text:style-name="P4"><text:tab/><text:span text:style-name="T5">test si serveur lancé</text:span></text:p>
      <text:p text:style-name="P8">vérifie si la borne n'est pas atteinte</text:p>
      <text:p text:style-name="P8">vérifie si identifiant libre</text:p>
      <text:p text:style-name="P4"><text:tab/>envoie un signal d'abonnement au thread gestionnaire</text:p>
      <text:p text:style-name="P4"><text:tab/><text:span text:style-name="T2">(!) mutex</text:span></text:p>
      <text:p text:style-name="P4"/>
      <text:p text:style-name="P6">sendMsg(indentifiant, message,type_message)</text:p>
      <text:p text:style-name="P17"><text:tab/><text:span text:style-name="T5">test si serveur lancé</text:span></text:p>
      <text:p text:style-name="P6"><text:tab/>vérifie si l'identifiant est dans la liste des abonnés</text:p>
      <text:p text:style-name="P6"/>
      <text:p text:style-name="P16">rcvMsg(action) //action=récup ou compte</text:p>
      <text:p text:style-name="P16"><text:tab/>si récup envoie signal récup while(pas de message) (fonction bloquante)</text:p>
      <text:p text:style-name="P16"><text:tab/>si comptage envoie signal comptage </text:p>
      <text:p text:style-name="P2"/>
      <text:p text:style-name="P7">finMsg(<text:span text:style-name="T5">flag_force</text:span>)</text:p>
      <text:p text:style-name="P15"><text:tab/><text:span text:style-name="T5">test si serveur lancé</text:span></text:p>
      <text:p text:style-name="P7"><text:tab/>vérif <text:span text:style-name="T5">si </text:span>abonnées</text:p>
      <text:p text:style-name="P7"><text:tab/>tue le thread gestionnaire</text:p>
      <text:p text:style-name="P7"><text:tab/><text:span text:style-name="T2">place le statut du service sur « </text:span>coupé<text:span text:style-name="T2"> » </text:span>(variable globale)</text:p>
      <text:p text:style-name="P2"/>
      <text:p text:style-name="P2">Dossier de tes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baud </meta:initial-creator>
    <meta:creation-date>2015-11-06T14:02:12.322214747</meta:creation-date>
    <dc:date>2015-11-09T09:30:16.628283003</dc:date>
    <dc:creator>Thibaud </dc:creator>
    <meta:editing-duration>PT2M23S</meta:editing-duration>
    <meta:editing-cycles>2</meta:editing-cycles>
    <meta:generator>LibreOffice/4.4.3.2$Linux_X86_64 LibreOffice_project/40m0$Build-2</meta:generator>
    <meta:document-statistic meta:table-count="0" meta:image-count="0" meta:object-count="0" meta:page-count="1" meta:paragraph-count="36" meta:word-count="267" meta:character-count="1720" meta:non-whitespace-character-count="1464"/>
  </office:meta>
</office:document-meta>
</file>